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5973F9C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5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6" style:family="graphic" style:parent-style-name="standard">
      <style:graphic-properties draw:stroke="none" draw:fill="none" fo:min-height="0.434cm"/>
    </style:style>
    <style:style style:name="gr7" style:family="graphic" style:parent-style-name="standard">
      <style:graphic-properties draw:stroke="dash" draw:stroke-dash="Fine_20_Dashed_20__28_var_29_" svg:stroke-color="#808080"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Fine_20_Dashed_20__28_var_29_" svg:stroke-color="#000000" draw:marker-start="Arrow_20_concave" draw:marker-start-width="0.25cm" draw:textarea-horizontal-align="center" draw:textarea-vertical-align="middle"/>
    </style:style>
    <style:style style:name="gr9" style:family="graphic" style:parent-style-name="standard">
      <style:graphic-properties draw:stroke="none" draw:fill="none" fo:min-height="1.365cm"/>
    </style:style>
    <style:style style:name="gr10" style:family="graphic" style:parent-style-name="standard">
      <style:graphic-properties draw:stroke="dash" draw:stroke-dash="Fine_20_Dashed_20__28_var_29_" svg:stroke-color="#808080" draw:marker-start="Arrow_20_concave" draw:marker-start-width="0.25cm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P3" style:family="paragraph"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underline-style="none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text-underline-style="none"/>
    </style:style>
    <style:style style:name="P9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paragraph-properties fo:text-align="center"/>
      <style:text-properties style:use-window-font-color="true" style:text-underline-style="none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style:text-underline-style="none"/>
    </style:style>
    <style:style style:name="T1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2" style:family="text">
      <style:text-properties fo:font-family="Arial" style:font-family-generic="swiss" style:font-pitch="variable" fo:font-size="11pt" style:font-size-asian="11pt" style:font-size-complex="11pt"/>
    </style:style>
    <style:style style:name="T3" style:family="text">
      <style:text-properties fo:font-family="Arial" style:font-family-generic="swiss" style:font-pitch="variable" fo:font-size="11pt" style:text-underline-style="none" fo:font-weight="bold" style:font-size-asian="11pt" style:font-weight-asian="bold" style:font-size-complex="11pt" style:font-weight-complex="bold"/>
    </style:style>
    <style:style style:name="T4" style:family="text">
      <style:text-properties style:use-window-font-color="true" fo:font-family="Arial" style:font-family-generic="swiss" style:font-pitch="variable" fo:font-size="11pt" style:text-underline-style="none" style:font-size-asian="11pt" style:font-size-complex="11pt"/>
    </style:style>
    <style:style style:name="T5" style:family="text">
      <style:text-properties fo:color="#808080" fo:font-family="Arial" style:font-family-generic="swiss" style:font-pitch="variable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cm" svg:height="2.5cm" svg:x="2.6cm" svg:y="5.5cm">
          <text:p text:style-name="P1"><text:span text:style-name="T1">AC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17cm" svg:height="2.5cm" svg:x="2.6cm" svg:y="9.7cm">
          <text:p text:style-name="P1"><text:span text:style-name="T2">Arduino</text:span></text:p>
          <text:p text:style-name="P1"><text:span text:style-name="T2">with</text:span></text:p>
          <text:p text:style-name="P1"><text:span text:style-name="T2">mEADL Sh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92cm" svg:height="2.353cm" svg:x="5.8cm" svg:y="9.747cm">
          <draw:image xlink:href="Pictures/10000201000000400000005973F9C0E0.png" xlink:type="simple" xlink:show="embed" xlink:actuate="onLoad">
            <text:p/>
          </draw:image>
        </draw:frame>
        <draw:frame draw:style-name="gr2" draw:text-style-name="P1" draw:layer="layout" svg:width="1.692cm" svg:height="2.353cm" draw:transform="rotate (3.1415926535892) translate (10.4cm 12.092cm)">
          <draw:image xlink:href="Pictures/10000201000000400000005973F9C0E0.png" xlink:type="simple" xlink:show="embed" xlink:actuate="onLoad">
            <text:p/>
          </draw:image>
        </draw:frame>
        <draw:rect draw:style-name="gr3" draw:text-style-name="P4" draw:layer="layout" svg:width="16.2cm" svg:height="9cm" svg:x="9.7cm" svg:y="8cm">
          <text:p/>
        </draw:rect>
        <draw:custom-shape draw:style-name="gr1" draw:text-style-name="P3" draw:layer="layout" svg:width="3.17cm" svg:height="2.5cm" svg:x="10.53cm" svg:y="9.6cm">
          <text:p text:style-name="P1"><text:span text:style-name="T2">Switch Event</text:span></text:p>
          <text:p text:style-name="P1"><text:span text:style-name="T2">Provider</text:span></text:p>
          <text:p text:style-name="P1"><text:span text:style-name="T2">(Servic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6.596cm" svg:y1="10.9cm" svg:x2="13.7cm" svg:y2="10.9cm">
          <text:p/>
        </draw:line>
        <draw:custom-shape draw:style-name="gr1" draw:text-style-name="P3" draw:layer="layout" svg:width="3.17cm" svg:height="2.5cm" svg:x="16.6cm" svg:y="9.7cm">
          <text:p text:style-name="P1"><text:span text:style-name="T2">mEADL</text:span></text:p>
          <text:p text:style-name="P1"><text:span text:style-name="T2">Input 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15cm" svg:y1="9.698cm" svg:x2="4.15cm" svg:y2="7.999cm">
          <text:p/>
        </draw:line>
        <draw:rect draw:style-name="gr5" draw:text-style-name="P4" draw:layer="layout" svg:width="10.109cm" svg:height="4.064cm" svg:x="10.1cm" svg:y="8.5cm">
          <text:p/>
        </draw:rect>
        <draw:rect draw:style-name="gr3" draw:text-style-name="P4" draw:layer="layout" svg:width="5cm" svg:height="8cm" svg:x="1.7cm" svg:y="5cm">
          <text:p/>
        </draw:rect>
        <draw:frame draw:style-name="gr6" draw:text-style-name="P6" draw:layer="layout" svg:width="4cm" svg:height="0.684cm" svg:x="1.6cm" svg:y="4.316cm">
          <draw:text-box>
            <text:p text:style-name="P5"><text:span text:style-name="T1">Wheelchair</text:span></text:p>
          </draw:text-box>
        </draw:frame>
        <draw:frame draw:style-name="gr6" draw:text-style-name="P8" draw:layer="layout" svg:width="4cm" svg:height="0.684cm" svg:x="21.9cm" svg:y="7.216cm">
          <draw:text-box>
            <text:p text:style-name="P7"><text:span text:style-name="T1">Android Phone</text:span></text:p>
          </draw:text-box>
        </draw:frame>
        <draw:frame draw:style-name="gr6" draw:text-style-name="P9" draw:layer="layout" svg:width="3.9cm" svg:height="0.684cm" svg:x="10.1cm" svg:y="8.516cm">
          <draw:text-box>
            <text:p text:style-name="P5"><text:span text:style-name="T3">mEADL App</text:span></text:p>
          </draw:text-box>
        </draw:frame>
        <draw:frame draw:style-name="gr6" draw:text-style-name="P10" draw:layer="layout" svg:width="2.445cm" svg:height="1.115cm" svg:x="2.055cm" svg:y="8.316cm">
          <draw:text-box>
            <text:p text:style-name="P1"><text:span text:style-name="T1">Switch</text:span></text:p>
            <text:p text:style-name="P1"><text:span text:style-name="T1">States</text:span></text:p>
          </draw:text-box>
        </draw:frame>
        <draw:frame draw:style-name="gr6" draw:text-style-name="P10" draw:layer="layout" svg:width="2.445cm" svg:height="1.547cm" svg:x="6.9cm" svg:y="8.7cm">
          <draw:text-box>
            <text:p text:style-name="P1"><text:span text:style-name="T1">Bluetooth</text:span></text:p>
            <text:p text:style-name="P1"><text:span text:style-name="T1">Link</text:span></text:p>
            <text:p text:style-name="P1"><text:span text:style-name="T1">(SPP)</text:span></text:p>
          </draw:text-box>
        </draw:frame>
        <draw:custom-shape draw:style-name="gr7" draw:text-style-name="P3" draw:layer="layout" svg:width="3.17cm" svg:height="2.5cm" svg:x="22.23cm" svg:y="9.7cm">
          <text:p text:style-name="P1"><text:span text:style-name="T2">Core 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22.201cm" svg:y1="10.9cm" svg:x2="19.801cm" svg:y2="10.9cm">
          <text:p/>
        </draw:line>
        <draw:frame draw:style-name="gr6" draw:text-style-name="P12" draw:layer="layout" svg:width="2cm" svg:height="1.115cm" svg:x="20.1cm" svg:y="9.8cm">
          <draw:text-box>
            <text:p text:style-name="P11"><text:span text:style-name="T4">Key Events</text:span></text:p>
          </draw:text-box>
        </draw:frame>
        <draw:custom-shape draw:style-name="gr7" draw:text-style-name="P3" draw:layer="layout" svg:width="3.17cm" svg:height="2.5cm" svg:x="22.13cm" svg:y="13.9cm">
          <text:p text:style-name="P1"><text:span text:style-name="T2">3rd-party</text:span></text:p>
          <text:p text:style-name="P1"><text:span text:style-name="T2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2" draw:layer="layout" svg:width="3.2cm" svg:height="1.615cm" svg:x="13.5cm" svg:y="9.685cm">
          <draw:text-box>
            <text:p text:style-name="P11"><text:span text:style-name="T4">Switch Events</text:span></text:p>
            <text:p text:style-name="P11"><text:span text:style-name="T4">(Broadcasts)</text:span></text:p>
          </draw:text-box>
        </draw:frame>
        <draw:line draw:style-name="gr10" draw:text-style-name="P4" draw:layer="layout" svg:x1="23.75cm" svg:y1="13.9cm" svg:x2="23.75cm" svg:y2="12.201cm">
          <text:p/>
        </draw:line>
        <draw:frame draw:style-name="gr6" draw:text-style-name="P14" draw:layer="layout" svg:width="2.445cm" svg:height="1.115cm" svg:x="21.655cm" svg:y="12.518cm">
          <draw:text-box>
            <text:p text:style-name="P13"><text:span text:style-name="T5">Key Events</text:span></text:p>
          </draw:text-box>
        </draw:frame>
        <draw:custom-shape draw:style-name="gr7" draw:text-style-name="P3" draw:layer="layout" svg:width="3.17cm" svg:height="2.5cm" svg:x="10.531cm" svg:y="14.001cm">
          <text:p text:style-name="P1"><text:span text:style-name="T2">Sens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2.131cm" svg:y1="12.111cm" svg:x2="12.131cm" svg:y2="13.965cm">
          <text:p/>
        </draw:line>
        <draw:frame draw:style-name="gr6" draw:text-style-name="P14" draw:layer="layout" svg:width="3.144cm" svg:height="1.115cm" svg:x="11.856cm" svg:y="12.719cm">
          <draw:text-box>
            <text:p text:style-name="P13"><text:span text:style-name="T5">Input Events (e.g., touch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ectangular" draw:cx="50%" draw:cy="50%" draw:start-color="#e6e6e6" draw:end-color="#ffffff" draw:start-intensity="100%" draw:end-intensity="100%" draw:angle="450" draw:border="0%"/>
    <draw:opacity draw:name="Transparency_20_2" draw:display-name="Transparency 2" draw:style="rectangular" draw:cx="50%" draw:cy="50%" draw:start="50%" draw:end="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Silva</meta:initial-creator>
    <meta:creation-date>2010-05-08T12:34:01</meta:creation-date>
    <meta:editing-duration>PT04H53M04S</meta:editing-duration>
    <meta:editing-cycles>7</meta:editing-cycles>
    <dc:date>2010-05-31T17:23:11</dc:date>
    <dc:creator>Jorge Silva</dc:creator>
    <meta:generator>OpenOffice.org/3.2$Linux OpenOffice.org_project/320m12$Build-9483</meta:generator>
    <meta:document-statistic meta:object-count="49"/>
  </office:meta>
</office:document-meta>
</file>